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cm" style:rel-column-width="2024*"/>
    </style:style>
    <style:style style:name="Tabla2.B" style:family="table-column">
      <style:table-column-properties style:column-width="13.428cm" style:rel-column-width="7613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 style:list-style-name="L3"/>
    <style:style style:name="P6" style:family="paragraph" style:parent-style-name="Table_20_Contents" style:list-style-name="L4"/>
    <style:style style:name="P7" style:family="paragraph" style:parent-style-name="Table_20_Contents" style:list-style-name="L5"/>
    <style:style style:name="P8" style:family="paragraph" style:parent-style-name="Table_20_Contents" style:list-style-name="L6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onsulta Estadistic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Muestra al usuario una serie de estadísticas predefinidas sobre la venta de elementos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, Jefe de Cocina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37136557" text:style-name="L1">
              <text:list-item>
                <text:p text:style-name="P3">El actor inicia el caso de uso.</text:p>
              </text:list-item>
              <text:list-item>
                <text:p text:style-name="P3">El sistema da a elegir una serie de estadísticas predefinidas.</text:p>
              </text:list-item>
              <text:list-item>
                <text:p text:style-name="P3">El actor elige la estadística que desea ver.</text:p>
              </text:list-item>
              <text:list-item>
                <text:p text:style-name="P3">El sistema muestra un cuadro con la información solicita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a. El actor cancela la acción. Se termin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- En la información mostrada, debería incluirse una gráfica.</text:p>
          </table:table-cell>
        </table:table-row>
      </table:table>
      <text:p text:style-name="Standard"/>
      <text:p text:style-name="Standard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Cambia Estado Bebida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metre cambiar el estado de la siguiente bebida de la cola de bebidas no atendidas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Metr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37132230" text:style-name="L2">
              <text:list-item>
                <text:p text:style-name="P4">Existe alguna bebida en la cola de bebidas no atendidas.</text:p>
              </text:list-item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37134709" text:style-name="L3">
              <text:list-item>
                <text:p text:style-name="P5">Se cambió el estado de una bebida.</text:p>
              </text:list-item>
              <text:list-item>
                <text:p text:style-name="P5">Se cambió el estado del pedido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37126465" text:style-name="L4">
              <text:list-item>
                <text:p text:style-name="P6">El metre selecciona una bebida del siguiente pedido de la cola de bebidas no atendidas que le muestra el sistema.</text:p>
              </text:list-item>
              <text:list-item>
                <text:p text:style-name="P6">El sistema comprueba si es la última bebida para cambiar de estado</text:p>
                <text:list>
                  <text:list-item>
                    <text:p text:style-name="P6">Si la bebida era la última que quedaba del pedido por cambiar de estado, el sistema pide confirmación al usuario para cerrar el pedido de bebidas.</text:p>
                  </text:list-item>
                  <text:list-item>
                    <text:p text:style-name="P6">El usuario confirma que ha finalizado el servicio del pedido.</text:p>
                  </text:list-item>
                  <text:list-item>
                    <text:p text:style-name="P6">El sistema cambia el estado de la bebida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<text:tab/>2.1a No era la última bebida que quedaba del pedido por cambiar de estado, se cambia el estado de la bebida a “Preparado”.</text:p>
            <text:p text:style-name="Table_20_Contents"><text:tab/>2.2b El usuario cancela que ha finalizado el servicio del pedido.</text:p>
            <text:p text:style-name="Table_20_Contents"><text:tab/>2.3b El sistema no modifica el estado de la bebida, termina el caso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Cambia Estado Plato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ste caso de uso permite al jefe de cocina modificar el estado del siguiente plato de la cola de platos no atendidos, o bien el estado de un plato cualquiera <text:s/>de la lista de platos en preparación.</text:p>
          </table:table-cell>
        </table:table-row>
        <table:table-row>
          <table:table-cell table:style-name="Tabla1.A2" office:value-type="string">
            <text:p text:style-name="P1">Dependenc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Jefe de cocina.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37135962" text:style-name="L5">
              <text:list-item>
                <text:p text:style-name="P7">Existe algún plato, en la cola de platos no atendidos o en la lista de platos en preparación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37124313" text:style-name="L6">
              <text:list-item>
                <text:p text:style-name="P8">Se cambió el estado de un plato.</text:p>
              </text:list-item>
            </text:list>
            <text:list xml:id="list38666390" text:continue-list="list37134709" text:style-name="L3">
              <text:list-item>
                <text:p text:style-name="P5">Se cambió el estado del pedido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38666306" text:continue-list="list37126465" text:style-name="L4">
              <text:list-item text:start-value="1">
                <text:p text:style-name="P6">El usuario selecciona un plato del siguiente pedido que le muestra el sistema.</text:p>
              </text:list-item>
              <text:list-item>
                <text:p text:style-name="P6">Si el plato se encuentra en estado “En cola”, el sistema cambia su estado a “Preparándose” y cambia el estado del pedido a “Bloqueado”.</text:p>
              </text:list-item>
              <text:list-item>
                <text:p text:style-name="P6">Si el plato se encuentra en estado “Preparándose”, el sistema comprueba si era el último pedido por cambiar de estado:</text:p>
                <text:list>
                  <text:list-item>
                    <text:p text:style-name="P6">Si el plato era el último que quedaba del pedido por cambiar de estado, el sistema pide confirmación al usuario para cerrar el pedido.</text:p>
                  </text:list-item>
                  <text:list-item>
                    <text:p text:style-name="P6">El usuario confirma la acción.</text:p>
                  </text:list-item>
                  <text:list-item>
                    <text:p text:style-name="P6">El sistema cambia el estado del plato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tab/>3.1a No era el último plato que quedaba del pedido por cambiar de estado, se cambia el estado del plato a “Preparado”.</text:p>
            <text:p text:style-name="Table_20_Contents"><text:tab/>3.2b El usuario cancela que ha finalizado el servicio del pedido.</text:p>
            <text:p text:style-name="Table_20_Contents"><text:tab/>3.3b El sistema no modifica el estado del plato, termina el caso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0T19:25:10.82</meta:creation-date>
    <meta:generator>OpenOffice.org/3.1$Win32 OpenOffice.org_project/310m11$Build-9399</meta:generator>
    <meta:editing-duration>PT10H23M12S</meta:editing-duration>
    <meta:editing-cycles>27</meta:editing-cycles>
    <meta:initial-creator>Sergio Rodriguez Lumley</meta:initial-creator>
    <dc:date>2010-04-23T18:54:45.18</dc:date>
    <dc:creator>Sergio Rodriguez Lumley</dc:creator>
    <meta:document-statistic meta:table-count="3" meta:image-count="0" meta:object-count="0" meta:page-count="3" meta:paragraph-count="68" meta:word-count="541" meta:character-count="3132"/>
  </office:meta>
</office:document-meta>
</file>